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200000410E511FE9C.png" manifest:media-type="image/png"/>
  <manifest:file-entry manifest:full-path="Pictures/10000001000003C50000041213B681CD.png" manifest:media-type="image/png"/>
  <manifest:file-entry manifest:full-path="Pictures/10000001000003BD0000040FA3859D0D.png" manifest:media-type="image/png"/>
  <manifest:file-entry manifest:full-path="Pictures/10000001000003C200000411D6D281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0.127cm" svg:width="17cm" svg:height="18.378cm" draw:z-index="0"><draw:image xlink:href="Pictures/10000001000003C200000410E511FE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cm" svg:y="0.048cm" svg:width="17cm" svg:height="18.355cm" draw:z-index="1"><draw:image xlink:href="Pictures/10000001000003C50000041213B681CD.png" xlink:type="simple" xlink:show="embed" xlink:actuate="onLoad" draw:mime-type="image/png"/></draw:frame><text:soft-page-break/></text:p>
      <text:p text:style-name="Standard"/>
      <text:p text:style-name="P1"><draw:frame draw:style-name="fr1" draw:name="Imagen3" text:anchor-type="char" svg:x="0cm" svg:y="0.021cm" svg:width="17cm" svg:height="18.456cm" draw:z-index="2"><draw:image xlink:href="Pictures/10000001000003BD0000040FA3859D0D.png" xlink:type="simple" xlink:show="embed" xlink:actuate="onLoad" draw:mime-type="image/png"/></draw:frame></text:p>
      <text:p text:style-name="Standard"/>
      <text:p text:style-name="Standard"/>
      <text:p text:style-name="P1"><draw:frame draw:style-name="fr2" draw:name="Imagen4" text:anchor-type="char" svg:width="17cm" svg:height="18.396cm" draw:z-index="3"><draw:image xlink:href="Pictures/10000001000003C200000411D6D281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0:20:33.569000000</meta:creation-date>
    <dc:date>2025-02-27T09:35:32.466000000</dc:date>
    <meta:editing-duration>PT56M21S</meta:editing-duration>
    <meta:editing-cycles>3</meta:editing-cycles>
    <meta:generator>LibreOffice/24.8.4.2$Windows_X86_64 LibreOffice_project/bb3cfa12c7b1bf994ecc5649a80400d06cd71002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